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200000500AB1821E0DB3FFE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003d" officeooo:paragraph-rsid="0009003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9003d" officeooo:paragraph-rsid="0009003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NSHIP COMPLETION CERTIFICATE</text:p>
      <text:p text:style-name="P1"><draw:frame draw:style-name="fr1" draw:name="Image1" text:anchor-type="char" svg:x="0cm" svg:y="0.263cm" svg:width="17cm" svg:height="23.398cm" draw:z-index="0"><draw:image xlink:href="Pictures/10000000000003A200000500AB1821E0DB3FFEE0.png" xlink:type="simple" xlink:show="embed" xlink:actuate="onLoad" draw:mime-type="image/png"/></draw:frame></text:p>
      <text:p text:style-name="P1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3T11:52:32.096000000</meta:creation-date>
    <dc:date>2022-05-13T11:55:44.279000000</dc:date>
    <meta:editing-duration>PT3M12S</meta:editing-duration>
    <meta:editing-cycles>1</meta:editing-cycles>
    <meta:document-statistic meta:table-count="0" meta:image-count="1" meta:object-count="0" meta:page-count="2" meta:paragraph-count="1" meta:word-count="3" meta:character-count="33" meta:non-whitespace-character-count="31"/>
    <meta:generator>LibreOffice/7.1.4.2$Windows_X86_64 LibreOffice_project/a529a4fab45b75fefc5b6226684193eb000654f6</meta:generator>
  </office:meta>
</office:document-meta>
</file>